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eeeeee" draw:textarea-horizontal-align="justify" draw:textarea-vertical-align="middle" draw:auto-grow-height="false" fo:min-height="11cm" fo:min-width="19.2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7.45cm" fo:min-width="15.45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502cm" fo:min-width="0cm"/>
    </style:style>
    <style:style style:name="gr4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75cm" svg:height="11.2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cm" svg:height="7.75cm" svg:x="2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cm" svg:height="4.684cm" draw:transform="rotate (0.785398163397448) translate (16.122cm 9.12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4" draw:layer="layout" svg:x1="2.5cm" svg:y1="4cm" svg:x2="18.5cm" svg:y2="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de" fo:country="DE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3T04:56:01.817832785</meta:creation-date>
    <dc:date>2021-11-02T16:41:58.655187932</dc:date>
    <meta:editing-duration>PT26M18S</meta:editing-duration>
    <meta:editing-cycles>18</meta:editing-cycles>
    <meta:generator>LibreOffice/7.1.6.2.0$Linux_X86_64 LibreOffice_project/10$Build-2</meta:generator>
    <meta:document-statistic meta:object-count="4"/>
  </office:meta>
</office:document-meta>
</file>